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784in" table:align="left"/>
    </style:style>
    <style:style style:name="Table1.A" style:family="table-column">
      <style:table-column-properties style:column-width="2.78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5a1e3" officeooo:paragraph-rsid="0015a1e3"/>
    </style:style>
    <style:style style:name="P2" style:family="paragraph" style:parent-style-name="Standard">
      <style:text-properties officeooo:rsid="0015a1e3" officeooo:paragraph-rsid="0015a1e3"/>
    </style:style>
    <style:style style:name="T1" style:family="text">
      <style:text-properties officeooo:rsid="0015ae38"/>
    </style:style>
    <style:style style:name="T2" style:family="text">
      <style:text-properties officeooo:rsid="00194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1:</text:p>
      <text:p text:style-name="P1">I installed virtual box on linux and made a virtual server.</text:p>
      <text:p text:style-name="P1">My main machine was the host and the server was running on a host-only adapter network setting.</text:p>
      <text:p text:style-name="P1">This way it worked the best and both of the machines were on the same network.</text:p>
      <text:p text:style-name="P1"/>
      <text:p text:style-name="P1">The ansible folder and hosts file were already created in the etc.</text:p>
      <text:p text:style-name="P1">I added the following to the hosts file:</text:p>
      <text:p text:style-name="P1"/>
      <text:p text:style-name="P1">[server]</text:p>
      <text:p text:style-name="P1">192.168.56.<text:span text:style-name="T1">5 an</text:span>sible_port=22 ansible_user=user</text:p>
      <text:p text:style-name="P1"/>
      <text:p text:style-name="P1"/>
      <text:p text:style-name="P1"/>
      <text:p text:style-name="P1">I had to install something like sshpass but the ansible command finally worked:</text:p>
      <text:p text:style-name="P1"/>
      <text:p text:style-name="P1">ansible server -m ping –ask-pass</text:p>
      <text:p text:style-name="P1"/>
      <text:p text:style-name="P1">the output was:</text:p>
      <text:p text:style-name="P1"/>
      <text:p text:style-name="P1">192.168.56.<text:span text:style-name="T1">5</text:span> | SUCCESS =&gt; {</text:p>
      <text:p text:style-name="P1"><text:s text:c="4"/>"changed": false, </text:p>
      <text:p text:style-name="P1"><text:s text:c="4"/>"ping": "pong"</text:p>
      <text:p text:style-name="P1">}</text:p>
      <text:p text:style-name="P1"/>
      <text:p text:style-name="P1">I’ll upload the hosts file as well.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ansible <text:span text:style-name="T2">servers </text:span>-m ping -u <text:span text:style-name="T2">server1</text:span></text:p>
          </table:table-cell>
        </table:table-row>
      </table:table>
      <text:p text:style-name="Text_20_body">ansible <text:span text:style-name="T2">servers </text:span>-a shell "ps aux" -u <text:span text:style-name="T2">server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2:02:29.988481987</meta:creation-date>
    <dc:date>2019-12-11T12:16:34.391508875</dc:date>
    <meta:editing-duration>PT12M30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18" meta:word-count="121" meta:character-count="704" meta:non-whitespace-character-count="592"/>
  </office:meta>
</office:document-meta>
</file>